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6</text:p>
      <text:p text:style-name="P5">object_ref = BOM2308-0011</text:p>
      <text:p text:style-name="P5">object_date_creation = 27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Antivol_a_Cable</text:p>
          </table:table-cell>
          <table:table-cell table:style-name="Tableau1.B2" office:value-type="string">
            <text:p text:style-name="Table_20_Contents">11</text:p>
          </table:table-cell>
          <table:table-cell table:style-name="Tableau1.C2" office:value-type="string">
            <text:p text:style-name="Table_20_Contents">Antivol_a_Cable</text:p>
            <text:p text:style-name="Table_20_Contents">Antivol à Câble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7T20:20:41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